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5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431" calcext:value-type="float">
            <text:p>0.01431</text:p>
          </table:table-cell>
          <table:table-cell table:style-name="ce3" office:value-type="float" office:value="0.01383" calcext:value-type="float">
            <text:p>0.01383</text:p>
          </table:table-cell>
          <table:table-cell table:formula="of:=MIN([.B2:.H2])" office:value-type="float" office:value="0.01383" calcext:value-type="float">
            <text:p>0.01383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47" calcext:value-type="float">
            <text:p>0.01147</text:p>
          </table:table-cell>
          <table:table-cell table:style-name="ce3" office:value-type="float" office:value="0.01095" calcext:value-type="float">
            <text:p>0.01095</text:p>
          </table:table-cell>
          <table:table-cell office:value-type="float" office:value="0.01147" calcext:value-type="float">
            <text:p>0.01147</text:p>
          </table:table-cell>
          <table:table-cell table:formula="of:=MIN([.B3:.H3])" office:value-type="float" office:value="0.01095" calcext:value-type="float">
            <text:p>0.0109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88" calcext:value-type="float">
            <text:p>0.0188</text:p>
          </table:table-cell>
          <table:table-cell table:style-name="ce3" office:value-type="float" office:value="0.0167" calcext:value-type="float">
            <text:p>0.0167</text:p>
          </table:table-cell>
          <table:table-cell office:value-type="float" office:value="0.01695" calcext:value-type="float">
            <text:p>0.01695</text:p>
          </table:table-cell>
          <table:table-cell table:formula="of:=MIN([.B4:.H4])"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0168" calcext:value-type="float">
            <text:p>0.00168</text:p>
          </table:table-cell>
          <table:table-cell office:value-type="float" office:value="0.00234" calcext:value-type="float">
            <text:p>0.00234</text:p>
          </table:table-cell>
          <table:table-cell table:number-columns-repeated="2" office:value-type="float" office:value="0.00194" calcext:value-type="float">
            <text:p>0.0019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5" calcext:value-type="float">
            <text:p>0.00185</text:p>
          </table:table-cell>
          <table:table-cell table:formula="of:=MIN([.B5:.H5])" office:value-type="float" office:value="0.00168" calcext:value-type="float">
            <text:p>0.00168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7.63983" calcext:value-type="float">
            <text:p>77.63983</text:p>
          </table:table-cell>
          <table:table-cell office:value-type="float" office:value="70.61775" calcext:value-type="float">
            <text:p>70.61775</text:p>
          </table:table-cell>
          <table:table-cell office:value-type="float" office:value="70.2822" calcext:value-type="float">
            <text:p>70.2822</text:p>
          </table:table-cell>
          <table:table-cell office:value-type="float" office:value="69.41005" calcext:value-type="float">
            <text:p>69.41005</text:p>
          </table:table-cell>
          <table:table-cell office:value-type="float" office:value="66.39044" calcext:value-type="float">
            <text:p>66.39044</text:p>
          </table:table-cell>
          <table:table-cell office:value-type="float" office:value="70.9868" calcext:value-type="float">
            <text:p>70.9868</text:p>
          </table:table-cell>
          <table:table-cell office:value-type="float" office:value="75.76926" calcext:value-type="float">
            <text:p>75.76926</text:p>
          </table:table-cell>
          <table:table-cell table:formula="of:=MIN([.B6:.H6])" office:value-type="float" office:value="66.39044" calcext:value-type="float">
            <text:p>66.39044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2" calcext:value-type="float">
            <text:p>92</text:p>
          </table:table-cell>
          <table:table-cell office:value-type="float" office:value="83.5" calcext:value-type="float">
            <text:p>83.5</text:p>
          </table:table-cell>
          <table:table-cell office:value-type="float" office:value="83.25" calcext:value-type="float">
            <text:p>83.25</text:p>
          </table:table-cell>
          <table:table-cell office:value-type="float" office:value="81.66667" calcext:value-type="float">
            <text:p>81.66667</text:p>
          </table:table-cell>
          <table:table-cell office:value-type="float" office:value="78.66667" calcext:value-type="float">
            <text:p>78.66667</text:p>
          </table:table-cell>
          <table:table-cell office:value-type="float" office:value="83.83333" calcext:value-type="float">
            <text:p>83.83333</text:p>
          </table:table-cell>
          <table:table-cell office:value-type="float" office:value="90.33333" calcext:value-type="float">
            <text:p>90.33333</text:p>
          </table:table-cell>
          <table:table-cell table:formula="of:=MIN([.B7:.H7])" office:value-type="float" office:value="78.66667" calcext:value-type="float">
            <text:p>78.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5:42:52.779619308</dc:date>
    <meta:editing-duration>PT9M50S</meta:editing-duration>
    <meta:editing-cycles>2</meta:editing-cycles>
    <meta:generator>LibreOffice/6.0.7.3$Linux_X86_64 LibreOffice_project/00m0$Build-3</meta:generator>
    <meta:document-statistic meta:table-count="1" meta:cell-count="62" meta:object-count="0"/>
  </office:meta>
</office:document-meta>
</file>